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54cm"/>
    </style:style>
    <style:style style:name="co34" style:family="table-column">
      <style:table-column-properties fo:break-before="auto" style:column-width="7.648cm"/>
    </style:style>
    <style:style style:name="co35" style:family="table-column">
      <style:table-column-properties fo:break-before="auto" style:column-width="3.517cm"/>
    </style:style>
    <style:style style:name="co36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68" style:family="table-cell" style:parent-style-name="Default">
      <style:text-properties style:font-name="Liberation Serif" style:font-name-asian="DejaVu Sans" style:font-name-complex="Noto Sans Arabic"/>
    </style:style>
    <style:style style:name="ce1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28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3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182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1066"/>
        </table:table-row>
        <table:table-row table:style-name="ro2">
          <table:table-cell table:number-columns-repeated="1066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07-01" calcext:value-type="date">
            <text:p>01/07</text:p>
          </table:table-cell>
          <table:table-cell table:style-name="ce151" office:value-type="date" office:date-value="2025-06-30" calcext:value-type="date">
            <text:p>30/06</text:p>
          </table:table-cell>
          <table:table-cell table:style-name="ce151" office:value-type="date" office:date-value="2025-06-29" calcext:value-type="date">
            <text:p>29/06</text:p>
          </table:table-cell>
          <table:table-cell table:style-name="ce151" office:value-type="date" office:date-value="2025-06-28" calcext:value-type="date">
            <text:p>28/06</text:p>
          </table:table-cell>
          <table:table-cell table:style-name="ce151" office:value-type="date" office:date-value="2025-06-27" calcext:value-type="date">
            <text:p>27/06</text:p>
          </table:table-cell>
          <table:table-cell table:style-name="ce151" office:value-type="date" office:date-value="2025-06-26" calcext:value-type="date">
            <text:p>26/06</text:p>
          </table:table-cell>
          <table:table-cell table:style-name="ce151" office:value-type="date" office:date-value="2025-06-25" calcext:value-type="date">
            <text:p>25/06</text:p>
          </table:table-cell>
          <table:table-cell table:style-name="ce151" office:value-type="date" office:date-value="2025-06-24" calcext:value-type="date">
            <text:p>24/06</text:p>
          </table:table-cell>
          <table:table-cell table:style-name="ce151" office:value-type="date" office:date-value="2025-06-23" calcext:value-type="date">
            <text:p>23/06</text:p>
          </table:table-cell>
          <table:table-cell table:style-name="ce151" office:value-type="date" office:date-value="2025-06-22" calcext:value-type="date">
            <text:p>22/06</text:p>
          </table:table-cell>
          <table:table-cell table:style-name="ce151" office:value-type="date" office:date-value="2025-06-21" calcext:value-type="date">
            <text:p>21/06</text:p>
          </table:table-cell>
          <table:table-cell table:style-name="ce151" office:value-type="date" office:date-value="2025-06-20" calcext:value-type="date">
            <text:p>20/06</text:p>
          </table:table-cell>
          <table:table-cell table:style-name="ce151" office:value-type="date" office:date-value="2025-06-19" calcext:value-type="date">
            <text:p>19/06</text:p>
          </table:table-cell>
          <table:table-cell table:style-name="ce151" office:value-type="date" office:date-value="2025-06-18" calcext:value-type="date">
            <text:p>18/06</text:p>
          </table:table-cell>
          <table:table-cell table:style-name="ce151" office:value-type="date" office:date-value="2025-06-17" calcext:value-type="date">
            <text:p>17/06</text:p>
          </table:table-cell>
          <table:table-cell table:style-name="ce151" office:value-type="date" office:date-value="2025-06-16" calcext:value-type="date">
            <text:p>16/06</text:p>
          </table:table-cell>
          <table:table-cell table:style-name="ce151" office:value-type="date" office:date-value="2025-06-15" calcext:value-type="date">
            <text:p>15/06</text:p>
          </table:table-cell>
          <table:table-cell table:style-name="ce151" office:value-type="date" office:date-value="2025-06-14" calcext:value-type="date">
            <text:p>14/06</text:p>
          </table:table-cell>
          <table:table-cell table:style-name="ce151" office:value-type="date" office:date-value="2025-06-13" calcext:value-type="date">
            <text:p>13/06</text:p>
          </table:table-cell>
          <table:table-cell table:style-name="ce151" office:value-type="date" office:date-value="2025-06-12" calcext:value-type="date">
            <text:p>12/06</text:p>
          </table:table-cell>
          <table:table-cell table:style-name="ce151" office:value-type="date" office:date-value="2025-06-11" calcext:value-type="date">
            <text:p>11/06</text:p>
          </table:table-cell>
          <table:table-cell table:style-name="ce151" office:value-type="date" office:date-value="2025-06-10" calcext:value-type="date">
            <text:p>10/06</text:p>
          </table:table-cell>
          <table:table-cell table:style-name="ce151" office:value-type="date" office:date-value="2025-06-09" calcext:value-type="date">
            <text:p>09/06</text:p>
          </table:table-cell>
          <table:table-cell table:style-name="ce151" office:value-type="date" office:date-value="2025-06-08" calcext:value-type="date">
            <text:p>08/06</text:p>
          </table:table-cell>
          <table:table-cell table:style-name="ce151" office:value-type="date" office:date-value="2025-06-07" calcext:value-type="date">
            <text:p>07/06</text:p>
          </table:table-cell>
          <table:table-cell table:style-name="ce151" office:value-type="date" office:date-value="2025-06-06" calcext:value-type="date">
            <text:p>06/06</text:p>
          </table:table-cell>
          <table:table-cell table:style-name="ce151" office:value-type="date" office:date-value="2025-06-05" calcext:value-type="date">
            <text:p>05/06</text:p>
          </table:table-cell>
          <table:table-cell table:style-name="ce151" office:value-type="date" office:date-value="2025-06-04" calcext:value-type="date">
            <text:p>04/06</text:p>
          </table:table-cell>
          <table:table-cell table:style-name="ce151" office:value-type="date" office:date-value="2025-06-03" calcext:value-type="date">
            <text:p>03/06</text:p>
          </table:table-cell>
          <table:table-cell table:style-name="ce151" office:value-type="date" office:date-value="2025-06-02" calcext:value-type="date">
            <text:p>02/06</text:p>
          </table:table-cell>
          <table:table-cell table:style-name="ce151" office:value-type="date" office:date-value="2025-06-01" calcext:value-type="date">
            <text:p>01/06</text:p>
          </table:table-cell>
          <table:table-cell table:style-name="ce151" office:value-type="date" office:date-value="2025-05-31" calcext:value-type="date">
            <text:p>31/05</text:p>
          </table:table-cell>
          <table:table-cell table:style-name="ce151" office:value-type="date" office:date-value="2025-05-30" calcext:value-type="date">
            <text:p>30/05</text:p>
          </table:table-cell>
          <table:table-cell table:style-name="ce151" office:value-type="date" office:date-value="2025-05-29" calcext:value-type="date">
            <text:p>29/05</text:p>
          </table:table-cell>
          <table:table-cell table:style-name="ce151" office:value-type="date" office:date-value="2025-05-28" calcext:value-type="date">
            <text:p>28/05</text:p>
          </table:table-cell>
          <table:table-cell table:style-name="ce151" office:value-type="date" office:date-value="2025-05-27" calcext:value-type="date">
            <text:p>27/05</text:p>
          </table:table-cell>
          <table:table-cell table:style-name="ce151" office:value-type="date" office:date-value="2025-05-26" calcext:value-type="date">
            <text:p>26/05</text:p>
          </table:table-cell>
          <table:table-cell table:style-name="ce151" office:value-type="date" office:date-value="2025-05-25" calcext:value-type="date">
            <text:p>25/05</text:p>
          </table:table-cell>
          <table:table-cell table:style-name="ce151" office:value-type="date" office:date-value="2025-05-24" calcext:value-type="date">
            <text:p>24/05</text:p>
          </table:table-cell>
          <table:table-cell table:style-name="ce151" office:value-type="date" office:date-value="2025-05-23" calcext:value-type="date">
            <text:p>23/05</text:p>
          </table:table-cell>
          <table:table-cell table:style-name="ce151" office:value-type="date" office:date-value="2025-05-22" calcext:value-type="date">
            <text:p>22/05</text:p>
          </table:table-cell>
          <table:table-cell table:style-name="ce151" office:value-type="date" office:date-value="2025-05-21" calcext:value-type="date">
            <text:p>21/05</text:p>
          </table:table-cell>
          <table:table-cell table:style-name="ce151" office:value-type="date" office:date-value="2025-05-20" calcext:value-type="date">
            <text:p>20/05</text:p>
          </table:table-cell>
          <table:table-cell table:style-name="ce151" office:value-type="date" office:date-value="2025-05-19" calcext:value-type="date">
            <text:p>19/05</text:p>
          </table:table-cell>
          <table:table-cell table:style-name="ce151" office:value-type="date" office:date-value="2025-05-18" calcext:value-type="date">
            <text:p>18/05</text:p>
          </table:table-cell>
          <table:table-cell table:style-name="ce151" office:value-type="date" office:date-value="2025-05-17" calcext:value-type="date">
            <text:p>17/05</text:p>
          </table:table-cell>
          <table:table-cell table:style-name="ce151" office:value-type="date" office:date-value="2025-05-16" calcext:value-type="date">
            <text:p>16/05</text:p>
          </table:table-cell>
          <table:table-cell table:style-name="ce151" office:value-type="date" office:date-value="2025-05-15" calcext:value-type="date">
            <text:p>15/05</text:p>
          </table:table-cell>
          <table:table-cell table:style-name="ce151" office:value-type="date" office:date-value="2025-05-14" calcext:value-type="date">
            <text:p>14/05</text:p>
          </table:table-cell>
          <table:table-cell table:style-name="ce151" office:value-type="date" office:date-value="2025-05-13" calcext:value-type="date">
            <text:p>13/05</text:p>
          </table:table-cell>
          <table:table-cell table:style-name="ce151" office:value-type="date" office:date-value="2025-05-12" calcext:value-type="date">
            <text:p>12/05</text:p>
          </table:table-cell>
          <table:table-cell table:style-name="ce151" office:value-type="date" office:date-value="2025-05-11" calcext:value-type="date">
            <text:p>11/05</text:p>
          </table:table-cell>
          <table:table-cell table:style-name="ce151" office:value-type="date" office:date-value="2025-05-10" calcext:value-type="date">
            <text:p>10/05</text:p>
          </table:table-cell>
          <table:table-cell table:style-name="ce151" office:value-type="date" office:date-value="2025-05-09" calcext:value-type="date">
            <text:p>09/05</text:p>
          </table:table-cell>
          <table:table-cell table:style-name="ce151" office:value-type="date" office:date-value="2025-05-08" calcext:value-type="date">
            <text:p>08/05</text:p>
          </table:table-cell>
          <table:table-cell table:style-name="ce151" office:value-type="date" office:date-value="2025-05-07" calcext:value-type="date">
            <text:p>07/05</text:p>
          </table:table-cell>
          <table:table-cell table:style-name="ce151" office:value-type="date" office:date-value="2025-05-06" calcext:value-type="date">
            <text:p>06/05</text:p>
          </table:table-cell>
          <table:table-cell table:style-name="ce151" office:value-type="date" office:date-value="2025-05-05" calcext:value-type="date">
            <text:p>05/05</text:p>
          </table:table-cell>
          <table:table-cell table:style-name="ce151" office:value-type="date" office:date-value="2025-05-04" calcext:value-type="date">
            <text:p>04/05</text:p>
          </table:table-cell>
          <table:table-cell table:style-name="ce151" office:value-type="date" office:date-value="2025-05-03" calcext:value-type="date">
            <text:p>03/05</text:p>
          </table:table-cell>
          <table:table-cell table:style-name="ce151" office:value-type="date" office:date-value="2025-05-02" calcext:value-type="date">
            <text:p>02/05</text:p>
          </table:table-cell>
          <table:table-cell table:style-name="ce151" office:value-type="date" office:date-value="2025-05-01" calcext:value-type="date">
            <text:p>01/05</text:p>
          </table:table-cell>
          <table:table-cell table:style-name="ce151" office:value-type="date" office:date-value="2025-04-30" calcext:value-type="date">
            <text:p>30/04</text:p>
          </table:table-cell>
          <table:table-cell table:style-name="ce151" office:value-type="date" office:date-value="2025-04-29" calcext:value-type="date">
            <text:p>29/04</text:p>
          </table:table-cell>
          <table:table-cell table:style-name="ce151" office:value-type="date" office:date-value="2025-04-28" calcext:value-type="date">
            <text:p>28/04</text:p>
          </table:table-cell>
          <table:table-cell table:style-name="ce151" office:value-type="date" office:date-value="2025-04-27" calcext:value-type="date">
            <text:p>27/04</text:p>
          </table:table-cell>
          <table:table-cell table:style-name="ce151" office:value-type="date" office:date-value="2025-04-26" calcext:value-type="date">
            <text:p>26/04</text:p>
          </table:table-cell>
          <table:table-cell table:style-name="ce151" office:value-type="date" office:date-value="2025-04-25" calcext:value-type="date">
            <text:p>25/04</text:p>
          </table:table-cell>
          <table:table-cell table:style-name="ce151" office:value-type="date" office:date-value="2025-04-24" calcext:value-type="date">
            <text:p>24/04</text:p>
          </table:table-cell>
          <table:table-cell table:style-name="ce151" office:value-type="date" office:date-value="2025-04-23" calcext:value-type="date">
            <text:p>23/04</text:p>
          </table:table-cell>
          <table:table-cell table:style-name="ce151" office:value-type="date" office:date-value="2025-04-22" calcext:value-type="date">
            <text:p>22/04</text:p>
          </table:table-cell>
          <table:table-cell table:style-name="ce151" office:value-type="date" office:date-value="2025-04-21" calcext:value-type="date">
            <text:p>21/04</text:p>
          </table:table-cell>
          <table:table-cell table:style-name="ce151" office:value-type="date" office:date-value="2025-04-20" calcext:value-type="date">
            <text:p>20/04</text:p>
          </table:table-cell>
          <table:table-cell table:style-name="ce151" office:value-type="date" office:date-value="2025-04-19" calcext:value-type="date">
            <text:p>19/04</text:p>
          </table:table-cell>
          <table:table-cell table:style-name="ce151" office:value-type="date" office:date-value="2025-04-18" calcext:value-type="date">
            <text:p>18/04</text:p>
          </table:table-cell>
          <table:table-cell table:style-name="ce151" office:value-type="date" office:date-value="2025-04-17" calcext:value-type="date">
            <text:p>17/04</text:p>
          </table:table-cell>
          <table:table-cell table:style-name="ce151" office:value-type="date" office:date-value="2025-04-16" calcext:value-type="date">
            <text:p>16/04</text:p>
          </table:table-cell>
          <table:table-cell table:style-name="ce151" office:value-type="date" office:date-value="2025-04-15" calcext:value-type="date">
            <text:p>15/04</text:p>
          </table:table-cell>
          <table:table-cell table:style-name="ce151" office:value-type="date" office:date-value="2025-04-14" calcext:value-type="date">
            <text:p>14/04</text:p>
          </table:table-cell>
          <table:table-cell table:style-name="ce151" office:value-type="date" office:date-value="2025-04-13" calcext:value-type="date">
            <text:p>13/04</text:p>
          </table:table-cell>
          <table:table-cell table:style-name="ce151" office:value-type="date" office:date-value="2025-04-12" calcext:value-type="date">
            <text:p>12/04</text:p>
          </table:table-cell>
          <table:table-cell table:style-name="ce151" office:value-type="date" office:date-value="2025-04-11" calcext:value-type="date">
            <text:p>11/04</text:p>
          </table:table-cell>
          <table:table-cell table:style-name="ce151" office:value-type="date" office:date-value="2025-04-10" calcext:value-type="date">
            <text:p>10/04</text:p>
          </table:table-cell>
          <table:table-cell table:style-name="ce151" office:value-type="date" office:date-value="2025-04-09" calcext:value-type="date">
            <text:p>09/04</text:p>
          </table:table-cell>
          <table:table-cell table:style-name="ce151" office:value-type="date" office:date-value="2025-04-08" calcext:value-type="date">
            <text:p>08/04</text:p>
          </table:table-cell>
          <table:table-cell table:style-name="ce151" office:value-type="date" office:date-value="2025-04-07" calcext:value-type="date">
            <text:p>07/04</text:p>
          </table:table-cell>
          <table:table-cell table:style-name="ce151" office:value-type="date" office:date-value="2025-04-06" calcext:value-type="date">
            <text:p>06/04</text:p>
          </table:table-cell>
          <table:table-cell table:style-name="ce151" office:value-type="date" office:date-value="2025-04-05" calcext:value-type="date">
            <text:p>05/04</text:p>
          </table:table-cell>
          <table:table-cell table:style-name="ce151" office:value-type="date" office:date-value="2025-04-04" calcext:value-type="date">
            <text:p>04/04</text:p>
          </table:table-cell>
          <table:table-cell table:style-name="ce151" office:value-type="date" office:date-value="2025-04-03" calcext:value-type="date">
            <text:p>03/04</text:p>
          </table:table-cell>
          <table:table-cell table:style-name="ce151" office:value-type="date" office:date-value="2025-04-02" calcext:value-type="date">
            <text:p>02/04</text:p>
          </table:table-cell>
          <table:table-cell table:style-name="ce151" office:value-type="date" office:date-value="2025-04-01" calcext:value-type="date">
            <text:p>01/04</text:p>
          </table:table-cell>
          <table:table-cell table:style-name="ce151" office:value-type="date" office:date-value="2025-03-31" calcext:value-type="date">
            <text:p>31/03</text:p>
          </table:table-cell>
          <table:table-cell table:style-name="ce151" office:value-type="date" office:date-value="2025-03-30" calcext:value-type="date">
            <text:p>30/03</text:p>
          </table:table-cell>
          <table:table-cell table:style-name="ce151" office:value-type="date" office:date-value="2025-03-29" calcext:value-type="date">
            <text:p>29/03</text:p>
          </table:table-cell>
          <table:table-cell table:style-name="ce151" office:value-type="date" office:date-value="2025-03-28" calcext:value-type="date">
            <text:p>28/03</text:p>
          </table:table-cell>
          <table:table-cell table:style-name="ce151" office:value-type="date" office:date-value="2025-03-27" calcext:value-type="date">
            <text:p>27/03</text:p>
          </table:table-cell>
          <table:table-cell table:style-name="ce151" office:value-type="date" office:date-value="2025-03-26" calcext:value-type="date">
            <text:p>26/03</text:p>
          </table:table-cell>
          <table:table-cell table:style-name="ce151" office:value-type="date" office:date-value="2025-03-25" calcext:value-type="date">
            <text:p>25/03</text:p>
          </table:table-cell>
          <table:table-cell table:style-name="ce151" office:value-type="date" office:date-value="2025-03-24" calcext:value-type="date">
            <text:p>24/03</text:p>
          </table:table-cell>
          <table:table-cell table:style-name="ce151" office:value-type="date" office:date-value="2025-03-23" calcext:value-type="date">
            <text:p>23/03</text:p>
          </table:table-cell>
          <table:table-cell table:style-name="ce151" office:value-type="date" office:date-value="2025-03-22" calcext:value-type="date">
            <text:p>22/03</text:p>
          </table:table-cell>
          <table:table-cell table:style-name="ce151" office:value-type="date" office:date-value="2025-03-21" calcext:value-type="date">
            <text:p>21/03</text:p>
          </table:table-cell>
          <table:table-cell table:style-name="ce151" office:value-type="date" office:date-value="2025-03-20" calcext:value-type="date">
            <text:p>20/03</text:p>
          </table:table-cell>
          <table:table-cell table:style-name="ce151" office:value-type="date" office:date-value="2025-03-19" calcext:value-type="date">
            <text:p>19/03</text:p>
          </table:table-cell>
          <table:table-cell table:style-name="ce151" office:value-type="date" office:date-value="2025-03-18" calcext:value-type="date">
            <text:p>18/03</text:p>
          </table:table-cell>
          <table:table-cell table:style-name="ce151" office:value-type="date" office:date-value="2025-03-17" calcext:value-type="date">
            <text:p>17/03</text:p>
          </table:table-cell>
          <table:table-cell table:style-name="ce151" office:value-type="date" office:date-value="2025-03-16" calcext:value-type="date">
            <text:p>16/03</text:p>
          </table:table-cell>
          <table:table-cell table:style-name="ce151" office:value-type="date" office:date-value="2025-03-15" calcext:value-type="date">
            <text:p>15/03</text:p>
          </table:table-cell>
          <table:table-cell table:style-name="ce151" office:value-type="date" office:date-value="2025-03-14" calcext:value-type="date">
            <text:p>14/03</text:p>
          </table:table-cell>
          <table:table-cell table:style-name="ce151" office:value-type="date" office:date-value="2025-03-13" calcext:value-type="date">
            <text:p>13/03</text:p>
          </table:table-cell>
          <table:table-cell table:style-name="ce151" office:value-type="date" office:date-value="2025-03-12" calcext:value-type="date">
            <text:p>12/03</text:p>
          </table:table-cell>
          <table:table-cell table:style-name="ce151" office:value-type="date" office:date-value="2025-03-11" calcext:value-type="date">
            <text:p>11/03</text:p>
          </table:table-cell>
          <table:table-cell table:style-name="ce151" office:value-type="date" office:date-value="2025-03-10" calcext:value-type="date">
            <text:p>10/03</text:p>
          </table:table-cell>
          <table:table-cell table:style-name="ce151" office:value-type="date" office:date-value="2025-03-09" calcext:value-type="date">
            <text:p>09/03</text:p>
          </table:table-cell>
          <table:table-cell table:style-name="ce151" office:value-type="date" office:date-value="2025-03-08" calcext:value-type="date">
            <text:p>08/03</text:p>
          </table:table-cell>
          <table:table-cell table:style-name="ce151" office:value-type="date" office:date-value="2025-03-07" calcext:value-type="date">
            <text:p>07/03</text:p>
          </table:table-cell>
          <table:table-cell table:style-name="ce151" office:value-type="date" office:date-value="2025-03-06" calcext:value-type="date">
            <text:p>06/03</text:p>
          </table:table-cell>
          <table:table-cell table:style-name="ce151" office:value-type="date" office:date-value="2025-03-05" calcext:value-type="date">
            <text:p>05/03</text:p>
          </table:table-cell>
          <table:table-cell table:style-name="ce151" office:value-type="date" office:date-value="2025-03-04" calcext:value-type="date">
            <text:p>04/03</text:p>
          </table:table-cell>
          <table:table-cell table:style-name="ce151" office:value-type="date" office:date-value="2025-03-03" calcext:value-type="date">
            <text:p>03/03</text:p>
          </table:table-cell>
          <table:table-cell table:style-name="ce151" office:value-type="date" office:date-value="2025-03-02" calcext:value-type="date">
            <text:p>02/03</text:p>
          </table:table-cell>
          <table:table-cell table:style-name="ce151" office:value-type="date" office:date-value="2025-03-01" calcext:value-type="date">
            <text:p>01/03</text:p>
          </table:table-cell>
          <table:table-cell table:style-name="ce151" office:value-type="date" office:date-value="2025-02-28" calcext:value-type="date">
            <text:p>28/02</text:p>
          </table:table-cell>
          <table:table-cell table:style-name="ce151" office:value-type="date" office:date-value="2025-02-27" calcext:value-type="date">
            <text:p>27/02</text:p>
          </table:table-cell>
          <table:table-cell table:style-name="ce151" office:value-type="date" office:date-value="2025-02-26" calcext:value-type="date">
            <text:p>26/02</text:p>
          </table:table-cell>
          <table:table-cell table:style-name="ce151" office:value-type="date" office:date-value="2025-02-25" calcext:value-type="date">
            <text:p>25/02</text:p>
          </table:table-cell>
          <table:table-cell table:style-name="ce151" office:value-type="date" office:date-value="2025-02-24" calcext:value-type="date">
            <text:p>24/02</text:p>
          </table:table-cell>
          <table:table-cell table:style-name="ce151" office:value-type="date" office:date-value="2025-02-23" calcext:value-type="date">
            <text:p>23/02</text:p>
          </table:table-cell>
          <table:table-cell table:style-name="ce151" office:value-type="date" office:date-value="2025-02-22" calcext:value-type="date">
            <text:p>22/02</text:p>
          </table:table-cell>
          <table:table-cell table:style-name="ce151" office:value-type="date" office:date-value="2025-02-21" calcext:value-type="date">
            <text:p>21/02</text:p>
          </table:table-cell>
          <table:table-cell table:style-name="ce151" office:value-type="date" office:date-value="2025-02-20" calcext:value-type="date">
            <text:p>20/02</text:p>
          </table:table-cell>
          <table:table-cell table:style-name="ce151" office:value-type="date" office:date-value="2025-02-19" calcext:value-type="date">
            <text:p>19/02</text:p>
          </table:table-cell>
          <table:table-cell table:style-name="ce151" office:value-type="date" office:date-value="2025-02-18" calcext:value-type="date">
            <text:p>18/02</text:p>
          </table:table-cell>
          <table:table-cell table:style-name="ce151" office:value-type="date" office:date-value="2025-02-17" calcext:value-type="date">
            <text:p>17/02</text:p>
          </table:table-cell>
          <table:table-cell table:style-name="ce151" office:value-type="date" office:date-value="2025-02-16" calcext:value-type="date">
            <text:p>16/02</text:p>
          </table:table-cell>
          <table:table-cell table:style-name="ce151" office:value-type="date" office:date-value="2025-02-15" calcext:value-type="date">
            <text:p>15/02</text:p>
          </table:table-cell>
          <table:table-cell table:style-name="ce151" office:value-type="date" office:date-value="2025-02-14" calcext:value-type="date">
            <text:p>14/02</text:p>
          </table:table-cell>
          <table:table-cell table:style-name="ce151" office:value-type="date" office:date-value="2025-02-13" calcext:value-type="date">
            <text:p>13/02</text:p>
          </table:table-cell>
          <table:table-cell table:style-name="ce151" office:value-type="date" office:date-value="2025-02-12" calcext:value-type="date">
            <text:p>12/02</text:p>
          </table:table-cell>
          <table:table-cell table:style-name="ce151" office:value-type="date" office:date-value="2025-02-11" calcext:value-type="date">
            <text:p>11/02</text:p>
          </table:table-cell>
          <table:table-cell table:style-name="ce151" office:value-type="date" office:date-value="2025-02-10" calcext:value-type="date">
            <text:p>10/02</text:p>
          </table:table-cell>
          <table:table-cell table:style-name="ce151" office:value-type="date" office:date-value="2025-02-09" calcext:value-type="date">
            <text:p>09/02</text:p>
          </table:table-cell>
          <table:table-cell table:style-name="ce151" office:value-type="date" office:date-value="2025-02-08" calcext:value-type="date">
            <text:p>08/02</text:p>
          </table:table-cell>
          <table:table-cell table:style-name="ce151" office:value-type="date" office:date-value="2025-02-07" calcext:value-type="date">
            <text:p>07/02</text:p>
          </table:table-cell>
          <table:table-cell table:style-name="ce151" office:value-type="date" office:date-value="2025-02-06" calcext:value-type="date">
            <text:p>06/02</text:p>
          </table:table-cell>
          <table:table-cell table:style-name="ce151" office:value-type="date" office:date-value="2025-02-05" calcext:value-type="date">
            <text:p>05/02</text:p>
          </table:table-cell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184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184"/>
          <table:table-cell table:style-name="ce67" table:number-columns-repeated="880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LG7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182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NZ9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NZ10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NZ11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NZ12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NZ13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NZ14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NZ15])" office:value-type="float" office:value="0" calcext:value-type="float">
            <text:p>0,0</text:p>
          </table:table-cell>
          <table:table-cell table:style-name="ce27" table:number-columns-repeated="183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NZ16])" office:value-type="float" office:value="0" calcext:value-type="float">
            <text:p>0,0</text:p>
          </table:table-cell>
          <table:table-cell table:style-name="ce27" table:number-columns-repeated="183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NZ17])" office:value-type="float" office:value="0" calcext:value-type="float">
            <text:p>0,0</text:p>
          </table:table-cell>
          <table:table-cell table:style-name="ce27" table:number-columns-repeated="183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NZ18])" office:value-type="float" office:value="0" calcext:value-type="float">
            <text:p>0,0</text:p>
          </table:table-cell>
          <table:table-cell table:style-name="ce27" table:number-columns-repeated="183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NZ19])" office:value-type="float" office:value="0" calcext:value-type="float">
            <text:p>0,0</text:p>
          </table:table-cell>
          <table:table-cell table:style-name="ce32" table:number-columns-repeated="183"/>
          <table:table-cell table:style-name="ce9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NZ20])" office:value-type="float" office:value="0" calcext:value-type="float">
            <text:p>0,0</text:p>
          </table:table-cell>
          <table:table-cell table:style-name="ce32" table:number-columns-repeated="183"/>
          <table:table-cell table:style-name="ce9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NZ21])" office:value-type="float" office:value="0" calcext:value-type="float">
            <text:p>0,0</text:p>
          </table:table-cell>
          <table:table-cell table:style-name="ce70" table:number-columns-repeated="183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NZ22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NZ23])" office:value-type="float" office:value="0" calcext:value-type="float">
            <text:p>0,0</text:p>
          </table:table-cell>
          <table:table-cell table:style-name="ce70" table:number-columns-repeated="183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NZ24])" office:value-type="float" office:value="0" calcext:value-type="float">
            <text:p>0,0</text:p>
          </table:table-cell>
          <table:table-cell table:style-name="ce70" table:number-columns-repeated="183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NZ25])" office:value-type="float" office:value="0" calcext:value-type="float">
            <text:p>0,0</text:p>
          </table:table-cell>
          <table:table-cell table:style-name="ce70" table:number-columns-repeated="183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NZ26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NZ27])" office:value-type="float" office:value="0" calcext:value-type="float">
            <text:p>0,0</text:p>
          </table:table-cell>
          <table:table-cell table:style-name="ce70" table:number-columns-repeated="183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NZ28])" office:value-type="float" office:value="0" calcext:value-type="float">
            <text:p>0,0</text:p>
          </table:table-cell>
          <table:table-cell table:style-name="ce70" table:number-columns-repeated="183"/>
          <table:table-cell table:style-name="ce14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NZ29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NZ30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NZ31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NZ32])" office:value-type="float" office:value="0" calcext:value-type="float">
            <text:p>0,0</text:p>
          </table:table-cell>
          <table:table-cell table:style-name="ce71" table:number-columns-repeated="183"/>
          <table:table-cell table:style-name="ce11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NZ33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NZ34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NZ35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NZ36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NZ37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NZ38])" office:value-type="float" office:value="0" calcext:value-type="float">
            <text:p>0,0</text:p>
          </table:table-cell>
          <table:table-cell table:style-name="ce26" table:number-columns-repeated="183"/>
          <table:table-cell table:style-name="ce38" table:number-columns-repeated="880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NZ39])" office:value-type="float" office:value="0" calcext:value-type="float">
            <text:p>0,0</text:p>
          </table:table-cell>
          <table:table-cell table:style-name="ce36" table:number-columns-repeated="183"/>
          <table:table-cell table:style-name="ce2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NZ40])" office:value-type="float" office:value="0" calcext:value-type="float">
            <text:p>0,0</text:p>
          </table:table-cell>
          <table:table-cell table:style-name="ce88" table:number-columns-repeated="183"/>
          <table:table-cell table:number-columns-repeated="853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NZ41])" office:value-type="float" office:value="0" calcext:value-type="float">
            <text:p>0,0</text:p>
          </table:table-cell>
          <table:table-cell table:style-name="ce36" table:number-columns-repeated="183"/>
          <table:table-cell table:style-name="ce2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NZ42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NZ43])" office:value-type="float" office:value="0" calcext:value-type="float">
            <text:p>0,0</text:p>
          </table:table-cell>
          <table:table-cell table:style-name="ce36" table:number-columns-repeated="183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NZ44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NZ45])" office:value-type="float" office:value="0" calcext:value-type="float">
            <text:p>0,0</text:p>
          </table:table-cell>
          <table:table-cell table:style-name="ce36" table:number-columns-repeated="183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NZ46])" office:value-type="float" office:value="0" calcext:value-type="float">
            <text:p>0,0</text:p>
          </table:table-cell>
          <table:table-cell table:style-name="ce161" table:number-columns-repeated="183"/>
          <table:table-cell table:number-columns-repeated="880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NZ47])" office:value-type="float" office:value="0" calcext:value-type="float">
            <text:p>0,0</text:p>
          </table:table-cell>
          <table:table-cell table:style-name="ce36" table:number-columns-repeated="183"/>
          <table:table-cell table:style-name="ce22" table:number-columns-repeated="880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NZ48])" office:value-type="float" office:value="0" calcext:value-type="float">
            <text:p>0,0</text:p>
          </table:table-cell>
          <table:table-cell table:style-name="ce88" table:number-columns-repeated="183"/>
          <table:table-cell table:number-columns-repeated="853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NZ49])" office:value-type="float" office:value="0" calcext:value-type="float">
            <text:p>0,0</text:p>
          </table:table-cell>
          <table:table-cell table:style-name="ce36" table:number-columns-repeated="183"/>
          <table:table-cell table:style-name="ce2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063"/>
        </table:table-row>
        <table:table-row table:style-name="ro1" table:number-rows-repeated="1048522">
          <table:table-cell table:number-columns-repeated="1066"/>
        </table:table-row>
        <table:table-row table:style-name="ro1">
          <table:table-cell table:number-columns-repeated="1066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table:style-name="ce68" office:value-type="string" calcext:value-type="string">
            <text:p>1ACOMRECH</text:p>
          </table:table-cell>
          <table:table-cell table:style-name="ce68" office:value-type="string" calcext:value-type="string">
            <text:p>21FCON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rq : cours desigeo projet, igast et TSI : ~ - galere codes → aggr strudel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office:value-type="string" calcext:value-type="string">
            <text:p>144.77</text:p>
          </table:table-cell>
          <table:table-cell office:value-type="string" calcext:value-type="string">
            <text:p>85.7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em code cours non trouvé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163.28</text:p>
          </table:table-cell>
          <table:table-cell office:value-type="string" calcext:value-type="string">
            <text:p>120.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il</text:p>
          </table:table-cell>
          <table:table-cell/>
          <table:table-cell table:number-columns-repeated="2" office:value-type="string" calcext:value-type="string">
            <text:p>100.1</text:p>
          </table:table-cell>
          <table:table-cell table:number-columns-repeated="3"/>
          <table:table-cell office:value-type="string" calcext:value-type="string">
            <text:p>Erreur : congé pat du 02 au 18 pas encore pris en compte : lundi et vendredi comptés en TT : +5j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table:number-columns-repeated="2" office:value-type="string" calcext:value-type="string">
            <text:p>92.4</text:p>
          </table:table-cell>
          <table:table-cell table:number-columns-repeated="3"/>
          <table:table-cell office:value-type="string" calcext:value-type="string">
            <text:p>pas de congés pat (que congés réguliers), que mission et TT : normalement ok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/>
          <table:table-cell office:value-type="float" office:value="86.43" calcext:value-type="float">
            <text:p>86,43</text:p>
          </table:table-cell>
          <table:table-cell office:value-type="float" office:value="79.43" calcext:value-type="float">
            <text:p>79,4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7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28"/>
        <table:table-column table:style-name="co4" table:default-cell-style-name="ce128"/>
        <table:table-column table:style-name="co10" table:default-cell-style-name="ce128"/>
        <table:table-column table:style-name="co4" table:number-columns-repeated="2" table:default-cell-style-name="ce128"/>
        <table:table-column table:style-name="co11" table:default-cell-style-name="ce128"/>
        <table:table-column table:style-name="co4" table:number-columns-repeated="3" table:default-cell-style-name="ce128"/>
        <table:table-column table:style-name="co12" table:default-cell-style-name="ce128"/>
        <table:table-column table:style-name="co4" table:default-cell-style-name="ce128"/>
        <table:table-column table:style-name="co13" table:default-cell-style-name="ce128"/>
        <table:table-column table:style-name="co4" table:number-columns-repeated="5" table:default-cell-style-name="ce128"/>
        <table:table-column table:style-name="co14" table:default-cell-style-name="ce128"/>
        <table:table-column table:style-name="co12" table:default-cell-style-name="ce128"/>
        <table:table-column table:style-name="co4" table:default-cell-style-name="ce128"/>
        <table:table-column table:style-name="co15" table:default-cell-style-name="ce128"/>
        <table:table-column table:style-name="co4" table:number-columns-repeated="2" table:default-cell-style-name="ce128"/>
        <table:table-column table:style-name="co16" table:default-cell-style-name="ce128"/>
        <table:table-column table:style-name="co17" table:default-cell-style-name="ce128"/>
        <table:table-column table:style-name="co4" table:default-cell-style-name="ce128"/>
        <table:table-column table:style-name="co18" table:default-cell-style-name="ce128"/>
        <table:table-column table:style-name="co4" table:number-columns-repeated="2" table:default-cell-style-name="ce128"/>
        <table:table-column table:style-name="co19" table:default-cell-style-name="ce128"/>
        <table:table-column table:style-name="co20" table:default-cell-style-name="ce128"/>
        <table:table-column table:style-name="co4" table:default-cell-style-name="ce128"/>
        <table:table-column table:style-name="co21" table:default-cell-style-name="ce128"/>
        <table:table-column table:style-name="co4" table:number-columns-repeated="2" table:default-cell-style-name="ce128"/>
        <table:table-column table:style-name="co22" table:default-cell-style-name="ce128"/>
        <table:table-column table:style-name="co4" table:number-columns-repeated="2" table:default-cell-style-name="ce128"/>
        <table:table-column table:style-name="co23" table:default-cell-style-name="ce128"/>
        <table:table-column table:style-name="co4" table:number-columns-repeated="2" table:default-cell-style-name="ce128"/>
        <table:table-column table:style-name="co24" table:default-cell-style-name="ce128"/>
        <table:table-column table:style-name="co25" table:default-cell-style-name="ce128"/>
        <table:table-column table:style-name="co26" table:default-cell-style-name="ce128"/>
        <table:table-column table:style-name="co4" table:number-columns-repeated="980" table:default-cell-style-name="ce128"/>
        <table:table-row table:style-name="ro1">
          <table:table-cell table:style-name="ce126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NZ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0545" calcext:value-type="float">
            <text:p>10545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26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6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138"/>
        <table:table-column table:style-name="co4" table:default-cell-style-name="Default"/>
        <table:table-column table:style-name="co28" table:default-cell-style-name="ce128"/>
        <table:table-column table:style-name="co4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137" office:value-type="string" calcext:value-type="string">
            <text:p>Project</text:p>
          </table:table-cell>
          <table:table-cell table:style-name="ce139" office:value-type="string" calcext:value-type="string">
            <text:p>Total Time</text:p>
          </table:table-cell>
          <table:table-cell table:style-name="ce126" office:value-type="string" calcext:value-type="string">
            <text:p>Abstract</text:p>
          </table:table-cell>
          <table:table-cell table:style-name="ce139" office:value-type="string" calcext:value-type="string">
            <text:p>Details</text:p>
          </table:table-cell>
          <table:table-cell table:style-name="ce139" office:value-type="string" calcext:value-type="string">
            <text:p>Working Papers</text:p>
          </table:table-cell>
          <table:table-cell table:style-name="ce139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140" office:value-type="string" calcext:value-type="string">
            <text:p>Priority</text:p>
          </table:table-cell>
          <table:table-cell table:style-name="ce140" office:value-type="string" calcext:value-type="string">
            <text:p>Theme</text:p>
          </table:table-cell>
          <table:table-cell table:style-name="ce140" office:value-type="string" calcext:value-type="string">
            <text:p>Abstract</text:p>
          </table:table-cell>
          <table:table-cell table:style-name="ce140" office:value-type="string" calcext:value-type="string">
            <text:p>Project</text:p>
          </table:table-cell>
          <table:table-cell table:style-name="ce140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4:42:57.720009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7-01T14:43:37.067945599</dc:date>
    <meta:editing-duration>P33DT12H48M35S</meta:editing-duration>
    <meta:editing-cycles>1689</meta:editing-cycles>
    <meta:generator>LibreOffice/24.2.7.2$Linux_X86_64 LibreOffice_project/420$Build-2</meta:generator>
    <meta:document-statistic meta:table-count="8" meta:cell-count="165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NZ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NZ7" chart:class="chart:bar">
            <chart:data-point chart:repeated="10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  <table:table-cell office:value-type="string">
                <text:p>1025</text:p>
              </table:table-cell>
              <table:table-cell office:value-type="string">
                <text:p>1026</text:p>
              </table:table-cell>
              <table:table-cell office:value-type="string">
                <text:p>1027</text:p>
              </table:table-cell>
              <table:table-cell office:value-type="string">
                <text:p>1028</text:p>
              </table:table-cell>
              <table:table-cell office:value-type="string">
                <text:p>1029</text:p>
              </table:table-cell>
              <table:table-cell office:value-type="string">
                <text:p>1030</text:p>
              </table:table-cell>
              <table:table-cell office:value-type="string">
                <text:p>1031</text:p>
              </table:table-cell>
              <table:table-cell office:value-type="string">
                <text:p>1032</text:p>
              </table:table-cell>
              <table:table-cell office:value-type="string">
                <text:p>1033</text:p>
              </table:table-cell>
              <table:table-cell office:value-type="string">
                <text:p>1034</text:p>
              </table:table-cell>
              <table:table-cell office:value-type="string">
                <text:p>1035</text:p>
              </table:table-cell>
              <table:table-cell office:value-type="string">
                <text:p>1036</text:p>
              </table:table-cell>
              <table:table-cell office:value-type="string">
                <text:p>1037</text:p>
              </table:table-cell>
              <table:table-cell office:value-type="string">
                <text:p>1038</text:p>
              </table:table-cell>
              <table:table-cell office:value-type="string">
                <text:p>1039</text:p>
              </table:table-cell>
              <table:table-cell office:value-type="string">
                <text:p>1040</text:p>
              </table:table-cell>
              <table:table-cell office:value-type="string">
                <text:p>1041</text:p>
              </table:table-cell>
              <table:table-cell office:value-type="string">
                <text:p>1042</text:p>
              </table:table-cell>
              <table:table-cell office:value-type="string">
                <text:p>1043</text:p>
              </table:table-cell>
              <table:table-cell office:value-type="string">
                <text:p>1044</text:p>
              </table:table-cell>
              <table:table-cell office:value-type="string">
                <text:p>1045</text:p>
              </table:table-cell>
              <table:table-cell office:value-type="string">
                <text:p>1046</text:p>
              </table:table-cell>
              <table:table-cell office:value-type="string">
                <text:p>1047</text:p>
              </table:table-cell>
              <table:table-cell office:value-type="string">
                <text:p>1048</text:p>
              </table:table-cell>
              <table:table-cell office:value-type="string">
                <text:p>1049</text:p>
              </table:table-cell>
              <table:table-cell office:value-type="string">
                <text:p>1050</text:p>
              </table:table-cell>
              <table:table-cell office:value-type="string">
                <text:p>1051</text:p>
              </table:table-cell>
              <table:table-cell office:value-type="string">
                <text:p>1052</text:p>
              </table:table-cell>
              <table:table-cell office:value-type="string">
                <text:p>1053</text:p>
              </table:table-cell>
              <table:table-cell office:value-type="string">
                <text:p>1054</text:p>
              </table:table-cell>
              <table:table-cell office:value-type="string">
                <text:p>1055</text:p>
              </table:table-cell>
              <table:table-cell office:value-type="string">
                <text:p>1056</text:p>
              </table:table-cell>
              <table:table-cell office:value-type="string">
                <text:p>1057</text:p>
              </table:table-cell>
              <table:table-cell office:value-type="string">
                <text:p>1058</text:p>
              </table:table-cell>
              <table:table-cell office:value-type="string">
                <text:p>1059</text:p>
              </table:table-cell>
              <table:table-cell office:value-type="string">
                <text:p>1060</text:p>
              </table:table-cell>
              <table:table-cell office:value-type="string">
                <text:p>1061</text:p>
              </table:table-cell>
              <table:table-cell office:value-type="string">
                <text:p>1062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NZ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